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8fb4"/>
    </style:style>
    <style:style style:name="P2" style:family="paragraph" style:parent-style-name="Standard">
      <style:paragraph-properties fo:text-align="justify" style:justify-single-word="false"/>
      <style:text-properties officeooo:paragraph-rsid="000f8fb4"/>
    </style:style>
    <style:style style:name="P3" style:family="paragraph" style:parent-style-name="Standard">
      <style:paragraph-properties fo:text-align="justify" style:justify-single-word="false"/>
      <style:text-properties officeooo:paragraph-rsid="00100ba1"/>
    </style:style>
    <style:style style:name="P4" style:family="paragraph" style:parent-style-name="Standard">
      <style:paragraph-properties fo:text-align="justify" style:justify-single-word="false"/>
      <style:text-properties officeooo:paragraph-rsid="00114298"/>
    </style:style>
    <style:style style:name="P5" style:family="paragraph" style:parent-style-name="Standard">
      <style:paragraph-properties fo:text-align="justify" style:justify-single-word="false"/>
      <style:text-properties officeooo:paragraph-rsid="000f8fb4" fo:background-color="#ffff00"/>
    </style:style>
    <style:style style:name="P6" style:family="paragraph" style:parent-style-name="Standard">
      <style:paragraph-properties fo:text-align="justify" style:justify-single-word="false"/>
      <style:text-properties officeooo:paragraph-rsid="00100ba1" fo:background-color="#ffff00"/>
    </style:style>
    <style:style style:name="P7" style:family="paragraph" style:parent-style-name="Standard">
      <style:paragraph-properties fo:text-align="justify" style:justify-single-word="false"/>
      <style:text-properties officeooo:paragraph-rsid="00114298" fo:background-color="#ffff00"/>
    </style:style>
    <style:style style:name="P8" style:family="paragraph" style:parent-style-name="Standard">
      <style:text-properties officeooo:paragraph-rsid="00100ba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752cm" style:auto-text-indent="false"/>
      <style:text-properties officeooo:paragraph-rsid="00114298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officeooo:paragraph-rsid="00114298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4298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4298" fo:background-color="transparen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14298"/>
    </style:style>
    <style:style style:name="P14" style:family="paragraph" style:parent-style-name="Standard">
      <style:paragraph-properties fo:text-align="justify" style:justify-single-word="false"/>
      <style:text-properties officeooo:paragraph-rsid="00114298" fo:background-color="#ffff00"/>
    </style:style>
    <style:style style:name="P15" style:family="paragraph" style:parent-style-name="Standard">
      <style:text-properties officeooo:paragraph-rsid="000f8fb4"/>
    </style:style>
    <style:style style:name="P16" style:family="paragraph" style:parent-style-name="List_20_Paragraph">
      <style:paragraph-properties fo:text-align="justify" style:justify-single-word="false"/>
      <style:text-properties officeooo:paragraph-rsid="00114298" fo:background-color="#ffff00"/>
    </style:style>
    <style:style style:name="T1" style:family="text">
      <style:text-properties officeooo:rsid="000f8fb4"/>
    </style:style>
    <style:style style:name="T2" style:family="text">
      <style:text-properties officeooo:rsid="00100b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0ba1" style:font-weight-asian="bold" style:font-weight-complex="bold"/>
    </style:style>
    <style:style style:name="T5" style:family="text">
      <style:text-properties fo:font-weight="bold" officeooo:rsid="000f8fb4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00ba1" fo:background-color="#ffff00" loext:char-shading-value="0"/>
    </style:style>
    <style:style style:name="T8" style:family="text">
      <style:text-properties officeooo:rsid="00114298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14298" fo:background-color="transparent" loext:char-shading-value="0"/>
    </style:style>
    <style:style style:name="T11" style:family="text">
      <style:text-properties officeooo:rsid="00100ba1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5">2ª Lista de Vetor</text:span></text:p>
      <text:p text:style-name="P1"/>
      <text:p text:style-name="P2"><text:span text:style-name="T2">1) </text:span>Solicite ao usuário que digite 8 números. A cada número que o usuário digita, mostre na tela a posição do vetor que o número ocupará. Em seguida mostre na tela os números digitados pelo usuário. </text:p>
      <text:p text:style-name="P1"/>
      <text:p text:style-name="P5"><text:span text:style-name="T2">2) </text:span>Preencher um vetor com números inteiros (8 unidades); solicitar um número do teclado; pesquisar se esse número existe no vetor. Se existir, imprimir em qual posição do vetor. Se não existir, imprimir MSG que não existe. </text:p>
      <text:p text:style-name="P5"/>
      <text:p text:style-name="P1"><text:span text:style-name="T2">3) </text:span>Preencher um vetor com os números pares do número 2 a 20. </text:p>
      <text:p text:style-name="P1"/>
      <text:p text:style-name="P2"><text:span text:style-name="T2">4) </text:span>Neste <text:span text:style-name="T2">exercício</text:span> temos dois vetores com 5 posições (0 a 4). Em cada vetor entraremos com cinco números. Mostrar os números e depois somar os números que pertençam a mesma posição ou seja: [0]+[0],[1]+[1],…</text:p>
      <text:p text:style-name="P2"/>
      <text:p text:style-name="P8"/>
      <text:p text:style-name="P8"><text:span text:style-name="T5">Lista de Vetor </text:span><text:span text:style-name="T4">e Matriz</text:span></text:p>
      <text:p text:style-name="P8"/>
      <text:p text:style-name="P6"><text:span text:style-name="T2">1)</text:span> Elabore um <text:span text:style-name="T2">programa para preencher </text:span>um conjunto de 20 elementos (números inteiros positivos) <text:span text:style-name="T2">com números aleatórios</text:span>, identificar o maior elemento e a sua respectiva posição no conjunt<text:span text:style-name="T1">o.</text:span></text:p>
      <text:p text:style-name="P3"/>
      <text:p text:style-name="P3"><text:span text:style-name="T2">2) </text:span>Elabore um <text:span text:style-name="T2">programa</text:span> para ler um conjunto de 10 elementos (números inteiros positivos) e verificar a quantidade de elementos menores que 10.</text:p>
      <text:p text:style-name="P3"/>
      <text:p text:style-name="P4"><text:span text:style-name="T8">3</text:span><text:span text:style-name="T7">)</text:span><text:span text:style-name="T6">Preencher um vetor </text:span><text:span text:style-name="T8">de dimensão 10 </text:span><text:span text:style-name="T6">com números inteiros </text:span><text:span text:style-name="T8">não repetidos</text:span><text:span text:style-name="T6">; solicitar um número do teclado; pesquisar se esse número existe no vetor. Se existir, imprimir em qual posição do vetor. Se não existir, </text:span><text:span text:style-name="T8">informar que </text:span><text:span text:style-name="T6"><text:s/>“</text:span><text:span text:style-name="T8">O numero não foi encontrado no vetor”</text:span><text:span text:style-name="T6">.</text:span></text:p>
      <text:p text:style-name="P7"/>
      <text:p text:style-name="P9"/>
      <text:p text:style-name="P11"><text:span text:style-name="T10">4</text:span><text:span text:style-name="T11">) </text:span><text:span text:style-name="T9">Preencher um vetor com <text:s/>100 elementos inteiros, colocando 1 na<text:tab/> posição correspondente a um número par e 0 a um número ímpar.</text:span></text:p>
      <text:p text:style-name="P12"/>
      <text:p text:style-name="P13"><text:span text:style-name="T10">5</text:span><text:span text:style-name="T11">) </text:span><text:span text:style-name="T9">Preencher um vetor </text:span>somente valores inteiros, positivos e ímpares para um vetor com dimensão 20 e:</text:p>
      <text:p text:style-name="P10">a) Mostrar quantos números múltiplos de 5 existem no vetor, e quais são; </text:p>
      <text:p text:style-name="P10">b) Mostrar somente os números que estão nas posições pares do vetor;</text:p>
      <text:p text:style-name="P10">c) Mostrar o vetor original.</text:p>
      <text:p text:style-name="P10"/>
      <text:p text:style-name="P10"/>
      <text:p text:style-name="P10"/>
      <text:p text:style-name="P10"/>
      <text:p text:style-name="P16"/>
      <text:p text:style-name="P7"/>
      <text:p text:style-name="P8"/>
      <text:p text:style-name="P3"/>
      <text:p text:style-name="P2"/>
      <text:p text:style-name="P2"/>
      <text:p text:style-name="P1"/>
      <text:p text:style-name="P1"/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riane Silva</meta:initial-creator>
    <meta:creation-date>2023-11-07T15:00:25.057000000</meta:creation-date>
    <dc:date>2023-11-07T19:27:18.189000000</dc:date>
    <dc:creator>Adriane Silva</dc:creator>
    <meta:editing-duration>PT36M32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14" meta:word-count="294" meta:character-count="1717" meta:non-whitespace-character-count="1430"/>
  </office:meta>
</office:document-meta>
</file>